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Noto Sans CJK JP Black" svg:font-family="'Noto Sans CJK JP Black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65.09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2.26mm" fo:break-before="auto" style:use-optimal-row-height="false"/>
    </style:style>
    <style:style style:name="ro2" style:family="table-row">
      <style:table-row-properties style:row-height="5.89mm" fo:break-before="auto" style:use-optimal-row-height="fals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19.9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Noto Sans CJK JP Black" fo:font-size="12pt" style:font-name-asian="Noto Sans CJK JP Black" style:font-size-asian="12pt" style:font-name-complex="Noto Sans CJK JP Black" style:font-size-complex="12pt"/>
    </style:style>
    <style:style style:name="ce3" style:family="table-cell" style:parent-style-name="Default" style:data-style-name="N0">
      <style:table-cell-properties fo:background-color="#99ff66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2" table:default-cell-style-name="ce1"/>
        <table:table-column table:style-name="co7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PRODUCT BACKLOG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VALUE POINTS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NOT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ogi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est con utente e password validi / Test con utente valido e password errata / Test con nome utente e password sbagliati, test recupero credenziali.</text:p>
          </table:table-cell>
          <table:table-cell table:style-name="ce7" office:value-type="string" calcext:value-type="string">
            <text:p>pagina per il login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Registrazion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Test con username già esistente / Test con password non valida per la sicurezza / Test ricezione email di conferma per registrazione effettuata</text:p>
          </table:table-cell>
          <table:table-cell table:style-name="ce7" office:value-type="string" calcext:value-type="string">
            <text:p>pagina per la registrazione di un utente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Homepage e icona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Test per valutare user experience</text:p>
          </table:table-cell>
          <table:table-cell table:style-name="ce7" office:value-type="string" calcext:value-type="string">
            <text:p>pagina principale, da cui l’utente può accedere a tutte le funzionalità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ezione delle schede per l’allenamento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4" calcext:value-type="float">
            <text:p>34</text:p>
          </table:table-cell>
          <table:table-cell table:style-name="ce7" office:value-type="string" calcext:value-type="string">
            <text:p>Test di creazione esercizi da parte del personal trainer / Test modifica esercizi da parte del personal trainer / Test di visualizzazione da parte dell'atleta.</text:p>
          </table:table-cell>
          <table:table-cell table:style-name="ce7" office:value-type="string" calcext:value-type="string">
            <text:p>permette al personal trainer di fare una scheda di allenamento per uno specifico cliente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Tutorial degli esercizi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Test visualizzazione del tutorial da scheda e da sezione apposita / Test modifica tutorial da parte del Personal Trainer</text:p>
          </table:table-cell>
          <table:table-cell table:style-name="ce7" office:value-type="string" calcext:value-type="string">
            <text:p>cliccando su un esercizio compare un video che spiega la corretta esecuzione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Consigli del personal trainer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Test creazione e modifica consiglio / Test visualizzazione consiglio</text:p>
          </table:table-cell>
          <table:table-cell table:style-name="ce7" office:value-type="string" calcext:value-type="string">
            <text:p>chat con il personal trainer che permette di ricevere consigli su alimentazione, abbigliamento o altro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Registrazione dei miglioramenti</text:p>
          </table:table-cell>
          <table:table-cell table:number-columns-repeated="2" table:style-name="ce4" office:value-type="float" office:value="55" calcext:value-type="float">
            <text:p>55</text:p>
          </table:table-cell>
          <table:table-cell table:style-name="ce7" office:value-type="string" calcext:value-type="string">
            <text:p>Test inserimento parametri iniziali / Test inserimento miglioramenti / Test visualizzazione grafico dei miglioramenti</text:p>
          </table:table-cell>
          <table:table-cell table:style-name="ce7" office:value-type="string" calcext:value-type="string">
            <text:p>grafici e tabelle per vedere i propri miglioramenti fisici nel tempo</text:p>
          </table:table-cell>
          <table:table-cell table:style-name="ce5" table:number-columns-repeated="2"/>
          <table:table-cell table:number-columns-repeated="1015"/>
        </table:table-row>
        <table:table-row table:style-name="ro3" table:number-rows-repeated="8">
          <table:table-cell/>
          <table:table-cell table:style-name="ce5" table:number-columns-repeated="8"/>
          <table:table-cell table:number-columns-repeated="1015"/>
        </table:table-row>
        <table:table-row table:style-name="ro3" table:number-rows-repeated="2">
          <table:table-cell/>
          <table:table-cell table:style-name="ce5" table:number-columns-repeated="7"/>
          <table:table-cell table:style-name="ce6"/>
          <table:table-cell table:number-columns-repeated="1015"/>
        </table:table-row>
        <table:table-row table:style-name="ro3">
          <table:table-cell/>
          <table:table-cell table:style-name="ce6" table:number-columns-repeated="8"/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Noto Sans CJK JP Black" svg:font-family="'Noto Sans CJK JP Black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 style:data-style-name="N2" text:time-value="09:34:07.23088931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1-06T17:40:04Z</meta:creation-date>
    <dc:date>2019-11-14T10:05:39.290859001</dc:date>
    <meta:editing-cycles>10</meta:editing-cycles>
    <meta:editing-duration>PT1H11M38S</meta:editing-duration>
    <meta:document-statistic meta:table-count="1" meta:cell-count="49" meta:object-count="0"/>
  </office:meta>
</office:document-meta>
</file>